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Songti SC" svg:font-family="'Songti SC'" style:font-family-generic="system" style:font-pitch="variable"/>
  </office:font-face-decls>
  <office:automatic-styles>
    <style:style style:name="P1" style:family="paragraph" style:parent-style-name="Standard">
      <style:text-properties fo:font-style="normal" style:text-underline-style="none" fo:font-weight="normal" officeooo:paragraph-rsid="001bdd70" style:font-style-asian="normal" style:font-weight-asian="normal" style:font-style-complex="normal" style:font-weight-complex="normal"/>
    </style:style>
    <style:style style:name="P2" style:family="paragraph" style:parent-style-name="Standard">
      <style:text-properties fo:font-style="normal" style:text-underline-style="none" fo:font-weight="normal" officeooo:rsid="001bdd70" officeooo:paragraph-rsid="001bdd70" style:font-style-asian="normal" style:font-weight-asian="normal" style:font-style-complex="normal" style:font-weight-complex="normal"/>
    </style:style>
    <style:style style:name="P3" style:family="paragraph" style:parent-style-name="Standard">
      <style:text-properties fo:font-style="normal" style:text-underline-style="none" fo:font-weight="normal" officeooo:rsid="0037be2c" officeooo:paragraph-rsid="00386e52" style:font-style-asian="normal" style:font-weight-asian="normal" style:font-style-complex="normal" style:font-weight-complex="normal"/>
    </style:style>
    <style:style style:name="P4" style:family="paragraph" style:parent-style-name="Standard">
      <style:text-properties fo:font-style="normal" style:text-underline-style="none" fo:font-weight="normal" officeooo:rsid="0037be2c" officeooo:paragraph-rsid="00393e91" style:font-style-asian="normal" style:font-weight-asian="normal" style:font-style-complex="normal" style:font-weight-complex="normal"/>
    </style:style>
    <style:style style:name="P5" style:family="paragraph" style:parent-style-name="Standard">
      <style:text-properties fo:font-style="normal" style:text-underline-style="none" fo:font-weight="normal" officeooo:rsid="0037be2c" officeooo:paragraph-rsid="0037be2c" style:font-style-asian="normal" style:font-weight-asian="normal" style:font-style-complex="normal" style:font-weight-complex="normal"/>
    </style:style>
    <style:style style:name="T1" style:family="text">
      <style:text-properties officeooo:rsid="001bdd70"/>
    </style:style>
    <style:style style:name="T2" style:family="text">
      <style:text-properties officeooo:rsid="001be1ce"/>
    </style:style>
    <style:style style:name="T3" style:family="text">
      <style:text-properties officeooo:rsid="001cd7a6"/>
    </style:style>
    <style:style style:name="T4" style:family="text">
      <style:text-properties officeooo:rsid="001e50ad"/>
    </style:style>
    <style:style style:name="T5" style:family="text">
      <style:text-properties officeooo:rsid="002026d9"/>
    </style:style>
    <style:style style:name="T6" style:family="text">
      <style:text-properties officeooo:rsid="00263edc"/>
    </style:style>
    <style:style style:name="T7" style:family="text">
      <style:text-properties officeooo:rsid="00216e6d"/>
    </style:style>
    <style:style style:name="T8" style:family="text">
      <style:text-properties officeooo:rsid="00223326"/>
    </style:style>
    <style:style style:name="T9" style:family="text">
      <style:text-properties officeooo:rsid="00244fd1"/>
    </style:style>
    <style:style style:name="T10" style:family="text">
      <style:text-properties officeooo:rsid="00247799"/>
    </style:style>
    <style:style style:name="T11" style:family="text">
      <style:text-properties officeooo:rsid="00286d09"/>
    </style:style>
    <style:style style:name="T12" style:family="text">
      <style:text-properties officeooo:rsid="002b1a8c"/>
    </style:style>
    <style:style style:name="T13" style:family="text">
      <style:text-properties officeooo:rsid="002a4be4"/>
    </style:style>
    <style:style style:name="T14" style:family="text">
      <style:text-properties officeooo:rsid="002e7435"/>
    </style:style>
    <style:style style:name="T15" style:family="text">
      <style:text-properties officeooo:rsid="002f3305"/>
    </style:style>
    <style:style style:name="T16" style:family="text">
      <style:text-properties officeooo:rsid="002fdcf9"/>
    </style:style>
    <style:style style:name="T17" style:family="text">
      <style:text-properties officeooo:rsid="0031897d"/>
    </style:style>
    <style:style style:name="T18" style:family="text">
      <style:text-properties officeooo:rsid="00315a60"/>
    </style:style>
    <style:style style:name="T19" style:family="text">
      <style:text-properties officeooo:rsid="003167a5"/>
    </style:style>
    <style:style style:name="T20" style:family="text">
      <style:text-properties officeooo:rsid="00333928"/>
    </style:style>
    <style:style style:name="T21" style:family="text">
      <style:text-properties officeooo:rsid="003671b1"/>
    </style:style>
    <style:style style:name="T22" style:family="text">
      <style:text-properties officeooo:rsid="003a52e6"/>
    </style:style>
    <style:style style:name="T23" style:family="text">
      <style:text-properties officeooo:rsid="00386e52"/>
    </style:style>
    <style:style style:name="T24" style:family="text">
      <style:text-properties officeooo:rsid="0038b477"/>
    </style:style>
    <style:style style:name="T25" style:family="text">
      <style:text-properties officeooo:rsid="0038e06e"/>
    </style:style>
    <style:style style:name="T26" style:family="text">
      <style:text-properties officeooo:rsid="003ce789"/>
    </style:style>
    <style:style style:name="T27" style:family="text">
      <style:text-properties officeooo:rsid="003d29fe"/>
    </style:style>
    <style:style style:name="T28" style:family="text">
      <style:text-properties officeooo:rsid="003e9fbb"/>
    </style:style>
    <style:style style:name="T29" style:family="text">
      <style:text-properties officeooo:rsid="003eb1e5"/>
    </style:style>
    <style:style style:name="T30" style:family="text">
      <style:text-properties officeooo:rsid="003ef431"/>
    </style:style>
    <style:style style:name="T31" style:family="text">
      <style:text-properties officeooo:rsid="003fa789"/>
    </style:style>
    <style:style style:name="T32" style:family="text">
      <style:text-properties officeooo:rsid="0042bdc8"/>
    </style:style>
    <style:style style:name="T33" style:family="text">
      <style:text-properties officeooo:rsid="00408b8a"/>
    </style:style>
    <style:style style:name="T34" style:family="text">
      <style:text-properties officeooo:rsid="004249ba"/>
    </style:style>
    <style:style style:name="T35" style:family="text">
      <style:text-properties officeooo:rsid="00447c0b"/>
    </style:style>
    <style:style style:name="T36" style:family="text">
      <style:text-properties officeooo:rsid="0046497c"/>
    </style:style>
    <style:style style:name="T37" style:family="text">
      <style:text-properties officeooo:rsid="004533cc"/>
    </style:style>
    <style:style style:name="T38" style:family="text">
      <style:text-properties officeooo:rsid="004aaf21"/>
    </style:style>
    <style:style style:name="T39" style:family="text">
      <style:text-properties officeooo:rsid="004a3b83"/>
    </style:style>
    <style:style style:name="T40" style:family="text">
      <style:text-properties officeooo:rsid="004b95dc"/>
    </style:style>
    <style:style style:name="T41" style:family="text">
      <style:text-properties officeooo:rsid="004cc3ff"/>
    </style:style>
    <style:style style:name="T42" style:family="text">
      <style:text-properties officeooo:rsid="004d31c5"/>
    </style:style>
    <style:style style:name="T43" style:family="text">
      <style:text-properties officeooo:rsid="004eb675"/>
    </style:style>
    <style:style style:name="T44" style:family="text">
      <style:text-properties officeooo:rsid="004fe26d"/>
    </style:style>
    <style:style style:name="T45" style:family="text">
      <style:text-properties officeooo:rsid="0050e12a"/>
    </style:style>
    <style:style style:name="T46" style:family="text">
      <style:text-properties officeooo:rsid="0051ce62"/>
    </style:style>
    <style:style style:name="T47" style:family="text">
      <style:text-properties officeooo:rsid="0051d061"/>
    </style:style>
    <style:style style:name="T48" style:family="text">
      <style:text-properties officeooo:rsid="0052deaa"/>
    </style:style>
    <style:style style:name="T49" style:family="text">
      <style:text-properties officeooo:rsid="0053acac"/>
    </style:style>
    <style:style style:name="T50" style:family="text">
      <style:text-properties officeooo:rsid="0054fb2b"/>
    </style:style>
    <style:style style:name="T51" style:family="text">
      <style:text-properties officeooo:rsid="005683e5"/>
    </style:style>
    <style:style style:name="T52" style:family="text">
      <style:text-properties officeooo:rsid="00580486"/>
    </style:style>
    <style:style style:name="T53" style:family="text">
      <style:text-properties officeooo:rsid="0058db0d"/>
    </style:style>
    <style:style style:name="T54" style:family="text">
      <style:text-properties officeooo:rsid="00594554"/>
    </style:style>
    <style:style style:name="T55" style:family="text">
      <style:text-properties officeooo:rsid="005996f9"/>
    </style:style>
    <style:style style:name="T56" style:family="text">
      <style:text-properties officeooo:rsid="005b7f5e"/>
    </style:style>
    <style:style style:name="T57" style:family="text">
      <style:text-properties officeooo:rsid="005cdfc7"/>
    </style:style>
    <style:style style:name="T58" style:family="text">
      <style:text-properties officeooo:rsid="005e0d4c"/>
    </style:style>
    <style:style style:name="T59" style:family="text">
      <style:text-properties officeooo:rsid="00600814"/>
    </style:style>
    <style:style style:name="T60" style:family="text">
      <style:text-properties officeooo:rsid="0061a472"/>
    </style:style>
    <style:style style:name="T61" style:family="text">
      <style:text-properties officeooo:rsid="0063aa40"/>
    </style:style>
    <style:style style:name="T62" style:family="text">
      <style:text-properties officeooo:rsid="00658f1b"/>
    </style:style>
    <style:style style:name="T63" style:family="text">
      <style:text-properties officeooo:rsid="00667911"/>
    </style:style>
    <style:style style:name="T64" style:family="text">
      <style:text-properties officeooo:rsid="00684e55"/>
    </style:style>
    <style:style style:name="T65" style:family="text">
      <style:text-properties officeooo:rsid="0069a8f8"/>
    </style:style>
    <style:style style:name="T66" style:family="text">
      <style:text-properties officeooo:rsid="006a7e86"/>
    </style:style>
    <style:style style:name="T67" style:family="text">
      <style:text-properties officeooo:rsid="006ad99c"/>
    </style:style>
    <style:style style:name="T68" style:family="text">
      <style:text-properties officeooo:rsid="00708ecd"/>
    </style:style>
    <style:style style:name="T69" style:family="text">
      <style:text-properties officeooo:rsid="0070fbe0"/>
    </style:style>
    <style:style style:name="T70" style:family="text">
      <style:text-properties officeooo:rsid="0072858e"/>
    </style:style>
    <style:style style:name="T71" style:family="text">
      <style:text-properties officeooo:rsid="00740dc1"/>
    </style:style>
    <style:style style:name="T72" style:family="text">
      <style:text-properties officeooo:rsid="00747fe1"/>
    </style:style>
    <style:style style:name="T73" style:family="text">
      <style:text-properties officeooo:rsid="0076d77e"/>
    </style:style>
    <style:style style:name="T74" style:family="text">
      <style:text-properties officeooo:rsid="00784253"/>
    </style:style>
    <style:style style:name="T75" style:family="text">
      <style:text-properties officeooo:rsid="0079f67f"/>
    </style:style>
    <style:style style:name="T76" style:family="text">
      <style:text-properties officeooo:rsid="007b0795"/>
    </style:style>
    <style:style style:name="T77" style:family="text">
      <style:text-properties officeooo:rsid="007c19dd"/>
    </style:style>
    <style:style style:name="T78" style:family="text">
      <style:text-properties officeooo:rsid="007d69a1"/>
    </style:style>
    <style:style style:name="T79" style:family="text">
      <style:text-properties officeooo:rsid="008051b7"/>
    </style:style>
    <style:style style:name="T80" style:family="text">
      <style:text-properties officeooo:rsid="007f173f"/>
    </style:style>
    <style:style style:name="T81" style:family="text">
      <style:text-properties officeooo:rsid="007f6cbd"/>
    </style:style>
    <style:style style:name="T82" style:family="text">
      <style:text-properties officeooo:rsid="00829cac"/>
    </style:style>
    <style:style style:name="T83" style:family="text">
      <style:text-properties officeooo:rsid="008402d4"/>
    </style:style>
    <style:style style:name="T84" style:family="text">
      <style:text-properties officeooo:rsid="0084a05e"/>
    </style:style>
    <style:style style:name="T85" style:family="text">
      <style:text-properties officeooo:rsid="008554f4"/>
    </style:style>
    <style:style style:name="T86" style:family="text">
      <style:text-properties officeooo:rsid="00861872"/>
    </style:style>
    <style:style style:name="T87" style:family="text">
      <style:text-properties officeooo:rsid="0087759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lex Shah</text:p>
      <text:p text:style-name="P1">EN.695.741.81.SP25 Information Assurance Analysis</text:p>
      <text:p text:style-name="P1">Mod <text:span text:style-name="T1">6</text:span> Assignment</text:p>
      <text:p text:style-name="P1"><text:span text:style-name="T1">March 1</text:span>, 2025</text:p>
      <text:p text:style-name="P1"/>
      <text:p text:style-name="P1">1 Ransomware</text:p>
      <text:p text:style-name="P1"/>
      <text:p text:style-name="P1">What is ransomware?</text:p>
      <text:p text:style-name="P1"/>
      <text:p text:style-name="P2"><text:tab/>Ransomware is a malware that encrypts and locks a user out of their files in an attempt to extort a ransom in exchange for decryption of the files. </text:p>
      <text:p text:style-name="P1"/>
      <text:p text:style-name="P1">How does ransomware work cryptographically?</text:p>
      <text:p text:style-name="P1"/>
      <text:p text:style-name="P1"><text:tab/><text:span text:style-name="T2">Ransomware involves a series of steps to encrypt a user’s files. </text:span><text:span text:style-name="T3">First some malware needs to infect a target, such as by phishing or exploiting vulnerabilities in the target remotely. Once the malware has infected the device, built in encryption functions are used to encrypt local files using a key controlled by the attacker. </text:span><text:span text:style-name="T4">The attacker notifies the user that they are locked out of their files and demand a ransom, and if the user is able to pay the ransom, the attacker can provide the private key or the symmetric encryption key for the user to decrypt their files. </text:span></text:p>
      <text:p text:style-name="P1"><text:tab/></text:p>
      <text:p text:style-name="P1">In your opinion are mobile devices more prone to ransomware attacks than desktops, why or why not?</text:p>
      <text:p text:style-name="P1"/>
      <text:p text:style-name="P1"><text:tab/><text:span text:style-name="T5">Mobile devices are vulnerable to ransomware, but mobile devices aren’t as valuable to attackers as desktops. Desktops </text:span><text:span text:style-name="T6">usually </text:span><text:span text:style-name="T5">contain more valuable information to target, are more likely connected to corporate networks, and are less likely to have backups </text:span><text:span text:style-name="T7">or easy ways to restore the </text:span><text:span text:style-name="T8">encrypted data</text:span><text:span text:style-name="T7">. </text:span><text:span text:style-name="T8">This makes it more likely that a victim would pay for </text:span><text:span text:style-name="T9">decrypting their desktop than mobile device. </text:span><text:span text:style-name="T10">Attackers want to target the most valuable resources that would get them their ransom, and desktops are more appealing to attackers than mobile devices. </text:span></text:p>
      <text:p text:style-name="P1"/>
      <text:p text:style-name="P1">What are some of the defenses that can be employed to defend against ransomware?</text:p>
      <text:p text:style-name="P1"/>
      <text:p text:style-name="P1"><text:tab/><text:span text:style-name="T11">Ransomware is a threat if you have no way of recovering the files or restoring the infected device. </text:span><text:span text:style-name="T12">R</text:span><text:span text:style-name="T13">egular backups offsite/</text:span><text:span text:style-name="T14">offline</text:span><text:span text:style-name="T13"> </text:span><text:span text:style-name="T12">allows the encrypted files to be kept safe even if a device is compromised by ransomware. </text:span><text:span text:style-name="T15">But vigilance and prevention are also important, such as host and network based IPS solutions to detect malware and prevent phishing from being successful. </text:span><text:span text:style-name="T16">Regular patches can also prevent the vulnerabilities that some ransomware uses as the initial vector to infect a machine. </text:span><text:span text:style-name="T17">Critical system can be further protected u</text:span><text:span text:style-name="T18">sing a ZTA </text:span><text:span text:style-name="T19">security model to prevent </text:span><text:span text:style-name="T17">devices from </text:span><text:span text:style-name="T20">compromising other resources by enforcing access policies, segmenting the network, and monitoring the network. </text:span><text:span text:style-name="T21">Employees should also be trained to prevent phishing attempts that could compromise their machine. </text:span></text:p>
      <text:p text:style-name="P1"/>
      <text:p text:style-name="P1">2 Bluesnarfing &amp; Bluejacking</text:p>
      <text:p text:style-name="P1"/>
      <text:p text:style-name="P1">What is bluesnarfing and bluejacking?</text:p>
      <text:p text:style-name="P1"/>
      <text:p text:style-name="P3"><text:tab/>Bluesnarfing and bluejacking are Bluetooth based attacks that can steal information or cause disruption on devices that have Bluetooth enabled. <text:span text:style-name="T22">Bluesnarfing involves stealing information from a </text:span><text:soft-page-break/><text:span text:style-name="T22">target Bluetooth device without the user knowing, whereas Bluejacking involves sending disruptive requests and messages to a target. </text:span></text:p>
      <text:p text:style-name="P1"/>
      <text:p text:style-name="P1">How do they compromise bluetooth technology?</text:p>
      <text:p text:style-name="P1"/>
      <text:p text:style-name="P4"><text:span text:style-name="T23"><text:tab/>Bluesnarfing uses vulnerabilities in the OBEX (object exchange) protocol on Bluetooth devices used to share files in order to connect to a target and extract information from it. For example, Bluesnarfing can be used to copy contacts, email, passwords, and files from the device without the user knowing. Usually this requires the attacker to be within Bluetooth range of the device but there are also more powerful directed radios and antennas that can be used to </text:span><text:span text:style-name="T24">target devices further awa</text:span><text:span text:style-name="T25">y. </text:span></text:p>
      <text:p text:style-name="P4"><text:tab/><text:span text:style-name="T26">Bluejacking similarly targets nearby bluetooth devices and attempts to brute force pairing pins in order to establish a connection to a device. </text:span><text:span text:style-name="T27">Then the attacker can send bogus requests or messages like prank images or attempt to phish or extort their target. </text:span></text:p>
      <text:p text:style-name="P1"/>
      <text:p text:style-name="P1">In your opinion with the increasing number of Internet of Things (IoT's) being IP addressable and being able to connect to smart devices/phones, will these and other Bluetooth types of attacks increase? Support your answer.</text:p>
      <text:p text:style-name="P1"/>
      <text:p text:style-name="P1"><text:tab/><text:span text:style-name="T28">While there are many more devices coming online with the </text:span><text:span text:style-name="T29">Internet of Things, </text:span><text:span text:style-name="T30">Bluetooth attacks are primarily proximity attacks. </text:span><text:span text:style-name="T31">Being IP addressable will increase the number of attackable devices on the Internet, but the increase of Bluetooth devices will affect the number of </text:span><text:span text:style-name="T32">nearby</text:span><text:span text:style-name="T31"> attackable devices like Bluetooth war driving. </text:span><text:span text:style-name="T33">This is especially likely considering many IoT devices use cheap, older Bluetooth chips with weak or default security options </text:span><text:span text:style-name="T34">and these types of devices are harder to keep up to date and receive security patches sporadically if at all. </text:span><text:span text:style-name="T35">In addition, with devices in the field, it is more difficult to </text:span><text:span text:style-name="T36">monitor </text:span><text:span text:style-name="T37">IoT devices subject to proximity attacks.</text:span></text:p>
      <text:p text:style-name="P1"/>
      <text:p text:style-name="P1">3 Mobile Application Scanning</text:p>
      <text:p text:style-name="P1"/>
      <text:p text:style-name="P1">Static &amp; Dynamic analysis scanning methods are a popular method to use against mobile devices. Static analysis includes assessing the security of Android or I-Phone Apps, detecting app clones, automating test case generations, or uncovering non-functional issues related to performance or energy. Dynamic analysis includes testing &amp; evaluating a program by executing data in real-time. Discuss two (2) static and two (2) dynamic tools used for mobile applications?</text:p>
      <text:p text:style-name="P1"/>
      <text:p text:style-name="P1"><text:tab/><text:span text:style-name="T38">S</text:span><text:span text:style-name="T39">tatic code analyzer</text:span><text:span text:style-name="T38">s</text:span><text:span text:style-name="T39"> scan </text:span><text:span text:style-name="T38">code bases</text:span><text:span text:style-name="T39"> for security vulnerabilities </text:span><text:span text:style-name="T38">to discover and prioritize the root cause </text:span><text:span text:style-name="T40">of potential security problems </text:span><text:span text:style-name="T38">for developers to </text:span><text:span text:style-name="T40">fix </text:span><text:span text:style-name="T41">quickly as part of the development cycle. </text:span><text:span text:style-name="T42">Fortify is a static code analyzer by NDM that has plugins for popular IDEs </text:span><text:span text:style-name="T43">for Java and Android development, as well as Swift and iOS. </text:span><text:span text:style-name="T44">SonarQube is </text:span><text:span text:style-name="T45">an open source static analyzer that </text:span><text:span text:style-name="T46">finds issues with code quality and some security vulnerabilit</text:span><text:span text:style-name="T47">i</text:span><text:span text:style-name="T46">es </text:span><text:span text:style-name="T48">in </text:span><text:span text:style-name="T49">many languages and deployment ty</text:span><text:span text:style-name="T50">pes. </text:span><text:span text:style-name="T51">Compared to Fortify, the security analysis is not as strong with the free edition but </text:span><text:span text:style-name="T52">the support for more languages and use cases makes SonarQube a versatile analysis tool </text:span><text:span text:style-name="T53">and is open source. </text:span><text:span text:style-name="T54">Dynamic analyzers run code and monitor real time behaviors and vulnerabilities to potentially discover more vulnerabilities than static analyzers by enabling analysis at run time.</text:span><text:span text:style-name="T55"> ZAP is a dynamic analysis tool used for mobile and web security and performance analysis by analyzing traffic </text:span><text:span text:style-name="T56">in between as a proxy </text:span><text:span text:style-name="T57">or “manipulator in the middle”. </text:span><text:span text:style-name="T58">ZAP can be used as a penetration testing software to </text:span><text:span text:style-name="T59">passively scan pages and capabilities and then attack the discovered </text:span><text:span text:style-name="T60">features and parameters. </text:span><text:span text:style-name="T61">The Android Debugging tools that come with the Android SDK </text:span><text:span text:style-name="T62">like ADB Android Debugging Bridge, </text:span><text:span text:style-name="T63">allows Android developers to interact with devices and emulators to inspect and monitor resources </text:span><text:span text:style-name="T64">for debug and </text:span><text:soft-page-break/><text:span text:style-name="T64">security analysis. </text:span><text:span text:style-name="T65">Whereas ZAP can be templated and used in an automated way, ADB is typically a manual </text:span><text:span text:style-name="T66">tool used to investigate apps running </text:span><text:span text:style-name="T67">locally. </text:span></text:p>
      <text:p text:style-name="P1"/>
      <text:p text:style-name="P1">With respect to cost &amp; implementation, is there any differences between them?</text:p>
      <text:p text:style-name="P1"/>
      <text:p text:style-name="P1"><text:tab/><text:span text:style-name="T68">Commercial products can be expensive, but like for like (such as using open source) it is more expensive to set up a dynamic analyzer that needs an environment to run the application and the analysis tool in. A static analyzer can run as part of CI/CD by analyzing the artifacts and files of a project, that take fewer resources to run on. </text:span><text:span text:style-name="T69">It also takes more effort to set up and use a dynamic tool as the APIs </text:span><text:span text:style-name="T70">and other functionality </text:span><text:span text:style-name="T69">need to be live, the environment needs to be set up for </text:span><text:span text:style-name="T71">the </text:span><text:span text:style-name="T69">application, </text:span><text:span text:style-name="T71">and </text:span><text:span text:style-name="T72">the necessary time and resources need to be dedicated to testing the running application and services. </text:span></text:p>
      <text:p text:style-name="P1"/>
      <text:p text:style-name="P1">Discuss any cloud solutions which exist for performing this type of analysis?</text:p>
      <text:p text:style-name="P1"/>
      <text:p text:style-name="P1"><text:tab/><text:span text:style-name="T73">There are static code analysis tools to integrate with CI/CD available like Fortify’s cloud solution. </text:span><text:span text:style-name="T74">Since static analyzers require some resources/environment to run and analyze a code base, executing the analysis in a cloud instance is </text:span><text:span text:style-name="T75">easily deployable, especially </text:span><text:span text:style-name="T76">coupled with </text:span><text:span text:style-name="T77">version control and automated builds. </text:span><text:span text:style-name="T78">Dynamic tools can also be run in the cloud with </text:span><text:span text:style-name="T79">some initial</text:span><text:span text:style-name="T78"> setup, and by offloading </text:span><text:span text:style-name="T80">to cloud instances, </text:span><text:span text:style-name="T81">teams can save local resources </text:span><text:span text:style-name="T82">to </text:span><text:span text:style-name="T83">run test suites. </text:span><text:span text:style-name="T84">Solutions like Veracode offer SaaS </text:span><text:span text:style-name="T85">implementations of black box testing </text:span><text:span text:style-name="T86">for teams to </text:span><text:span text:style-name="T87">start up </text:span><text:span text:style-name="T86">dynamic testing </text:span><text:span text:style-name="T87">more easily for mobile development. </text:span></text:p>
      <text:p text:style-name="P1"/>
      <text:p text:style-name="P1">4 OWASP Mobile Vulnerabilities</text:p>
      <text:p text:style-name="P1"/>
      <text:p text:style-name="P1">Go to the following link; https://owasp.org/Top10/ You will see a list titled Top 10:2021 List on the left hand side of webpage. Then review the ICS-CERT FY 2016 Annual Assessment Report Sections 2.1 &amp; 3.2 found here; https://www.cisa.gov/sites/default/files/Annual_Reports/FY2016_Industrial_Control_Systems_Assessment_Summary_Report_S508C.pdf as well as review pgs 7-15 and Figure 11 &amp; Figure 12 on pg 13 &amp; pg 14 respectively in the attached Dragos pdf. (found in assignment section of CANVAS).</text:p>
      <text:p text:style-name="P1"/>
      <text:p text:style-name="P1">How do the ICS vulnerabilities differ from typical IT/enterprise web based application vulnerabilities? Pick two (2) mobile 2021 vulnerabilities (i.e., A01 through A10) that you feel are the most significant and explain why they are and how they can be guarded against?</text:p>
      <text:p text:style-name="P1"/>
      <text:p text:style-name="P1"><text:tab/></text:p>
      <text:p text:style-name="P1"/>
      <text:p text:style-name="P1">Read "Top 10 Mobile Risks- Final List 2016 found here; https://owasp.org/www-project-mobile-top-10/2016-risks/ Which mobile OS are attacks more successful against: Android or iOS, and why?</text:p>
      <text:p text:style-name="P1"/>
      <text:p text:style-name="P1">5 Application Program Interfaces (API's)</text:p>
      <text:p text:style-name="P1"/>
      <text:p text:style-name="P1">A foundational element of innovation in today’s app-driven world is the API. APIs are a critical part of modern mobile, SaaS and web applications and can be found in customer-facing, partner-facing and internal applications. By nature, APIs expose application logic and sensitive data becoming targets for attackers.</text:p>
      <text:p text:style-name="P1"/>
      <text:p text:style-name="P1"><text:soft-page-break/>Pick two (2) items from the "API Security Top 10 2019" list that you feel are the most significant and explain why they are and how they can be guarded against?</text:p>
      <text:p text:style-name="P1"/>
      <text:p text:style-name="P1">Click on Blue API to drill down further. API list can be found here; https://owasp.org/www-project-api-security/</text:p>
      <text:p text:style-name="P1"/>
      <text:p text:style-name="P1">6 Protecting Work Information System &amp; Data</text:p>
      <text:p text:style-name="P1"/>
      <text:p text:style-name="P1">Many organizations provide standard image laptops, require secured VPN connections using HID tokens, run VDI &amp; RDP software from a trusted device, and allow BYOD’s.</text:p>
      <text:p text:style-name="P1"/>
      <text:p text:style-name="P1">Pretend you’re the CIO of a fortune 500 company. Describe to me in 3 to 4 paragraphs your method/plan on how you would implement a BYOD policy.</text:p>
      <text:p text:style-name="P1"/>
      <text:p text:style-name="P1">Have your plan focus on protecting the security of the company’s assets, systems, and sensitive/proprietary data, and PII/PHI of the employees for when BYOD's are used at work and off-site/home. BYOD's are considered any mobile device. Have your plan cover work situations/environments for outbreaks/pandemics (i.e., COVID-19).</text:p>
      <text:p text:style-name="P1"/>
      <text:p text:style-name="P1"/>
      <text:p text:style-name="P1"/>
      <text:p text:style-name="P5">Sources</text:p>
      <text:p text:style-name="P5"/>
      <text:p text:style-name="P5"><text:a xlink:type="simple" xlink:href="https://www.checkpoint.com/cyber-hub/threat-prevention/ransomware/" text:style-name="Internet_20_link" text:visited-style-name="Visited_20_Internet_20_Link">https://www.checkpoint.com/cyber-hub/threat-prevention/ransomware/</text:a></text:p>
      <text:p text:style-name="P5"/>
      <text:p text:style-name="P5"><text:a xlink:type="simple" xlink:href="https://www.trellix.com/security-awareness/ransomware/what-is-ransomware/#:~:text=How%20does%20ransomware%20work%3F,stored%20on%20the%20attacker's%20server" text:style-name="Internet_20_link" text:visited-style-name="Visited_20_Internet_20_Link">https://www.trellix.com/security-awareness/ransomware/what-is-ransomware/#:~:text=How%20does%20ransomware%20work%3F,stored%20on%20the%20attacker's%20server</text:a></text:p>
      <text:p text:style-name="P5"/>
      <text:p text:style-name="P5"><text:a xlink:type="simple" xlink:href="https://us.norton.com/blog/mobile/bluesnarfing" text:style-name="Internet_20_link" text:visited-style-name="Visited_20_Internet_20_Link">https://us.norton.com/blog/mobile/bluesnarfing</text:a></text:p>
      <text:p text:style-name="P5"/>
      <text:p text:style-name="P5"><text:a xlink:type="simple" xlink:href="https://www.techslang.com/definition/what-is-bluesnarfing/https:/nordvpn.com/blog/bluejacking/" text:style-name="Internet_20_link" text:visited-style-name="Visited_20_Internet_20_Link">https://www.techslang.com/definition/what-is-bluesnarfing/https:/nordvpn.com/blog/bluejacking/</text:a></text:p>
      <text:p text:style-name="P5"/>
      <text:p text:style-name="P5"><text:a xlink:type="simple" xlink:href="https://nordvpn.com/blog/bluejacking/" text:style-name="Internet_20_link" text:visited-style-name="Visited_20_Internet_20_Link">https://nordvpn.com/blog/bluejacking/</text:a></text:p>
      <text:p text:style-name="P5"/>
      <text:p text:style-name="P5"><text:a xlink:type="simple" xlink:href="https://ndm.net/fortify/static-code-analyzer/" text:style-name="Internet_20_link" text:visited-style-name="Visited_20_Internet_20_Link">https://ndm.net/fortify/static-code-analyzer/</text:a></text:p>
      <text:p text:style-name="P5"/>
      <text:p text:style-name="P5"><text:a xlink:type="simple" xlink:href="https://digitalvarys.com/install-and-configure-fortify-static-code-analysis-tool/" text:style-name="Internet_20_link" text:visited-style-name="Visited_20_Internet_20_Link">https://digitalvarys.com/install-and-configure-fortify-static-code-analysis-tool/</text:a></text:p>
      <text:p text:style-name="P5"/>
      <text:p text:style-name="P5"><text:a xlink:type="simple" xlink:href="https://www.zaproxy.org/getting-started/" text:style-name="Internet_20_link" text:visited-style-name="Visited_20_Internet_20_Link">https://www.zaproxy.org/getting-started/</text:a></text:p>
      <text:p text:style-name="P5"/>
      <text:p text:style-name="P5"><text:a xlink:type="simple" xlink:href="https://www.veracode.com/security/dast-test" text:style-name="Internet_20_link" text:visited-style-name="Visited_20_Internet_20_Link">https://www.veracode.com/security/dast-test</text:a></text:p>
      <text:p text:style-name="P5"/>
      <text:p text:style-name="P5"><text:a xlink:type="simple" xlink:href="https://owasp.org/Top10/" text:style-name="Internet_20_link" text:visited-style-name="Visited_20_Internet_20_Link">https://owasp.org/Top10/</text:a></text:p>
      <text:p text:style-name="P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3-01T16:01:52.182801000</meta:creation-date>
    <dc:date>2025-03-03T17:59:57.716508000</dc:date>
    <meta:editing-duration>PT2H17M59S</meta:editing-duration>
    <meta:editing-cycles>106</meta:editing-cycles>
    <meta:generator>LibreOffice/25.2.0.3$MacOSX_AARCH64 LibreOffice_project/e1cf4a87eb02d755bce1a01209907ea5ddc8f069</meta:generator>
    <meta:document-statistic meta:table-count="0" meta:image-count="0" meta:object-count="0" meta:page-count="4" meta:paragraph-count="53" meta:word-count="1616" meta:character-count="10863" meta:non-whitespace-character-count="9275"/>
  </office:meta>
</office:document-meta>
</file>